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hanced UD 2.4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ordParent</text:p>
          </table:table-cell>
          <table:table-cell table:style-name="ce1" office:value-type="string" calcext:value-type="string">
            <text:p>CoordDependent</text:p>
          </table:table-cell>
          <table:table-cell table:style-name="ce1" office:value-type="string" calcext:value-type="string">
            <text:p>XSubject</text:p>
          </table:table-cell>
          <table:table-cell table:style-name="ce1" office:value-type="string" calcext:value-type="string">
            <text:p>RelClause</text:p>
          </table:table-cell>
          <table:table-cell table:style-name="ce1" office:value-type="string" calcext:value-type="string">
            <text:p>CaseDep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PA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garian</text:p>
          </table:table-cell>
          <table:table-cell office:value-type="string" calcext:value-type="string">
            <text:p>BTB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CAC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FicTree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P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Alpino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LassySmall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WT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U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EW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PU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TD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ISDT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vian</text:p>
          </table:table-cell>
          <table:table-cell office:value-type="string" calcext:value-type="string">
            <text:p>LVTB</text:p>
          </table:table-cell>
          <table:table-cell table:number-columns-repeated="4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ALKSNI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LFG</text:p>
          </table:table-cell>
          <table:table-cell/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DB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U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SynTagRu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SNK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PU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Talbanken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T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rainian</text:p>
          </table:table-cell>
          <table:table-cell office:value-type="string" calcext:value-type="string">
            <text:p>IU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 are 146 treebanks in tot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 will ignore 6 treebanks that do not contain text because of copyright: Arabic NYUAD, English ESL, French FTB, Hindi-English HIENCS, Japanese BCCWJ, Mbya Guarani Dooley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9-05-11T11:22:52.251000000</meta:creation-date>
    <dc:date>2019-05-11T12:01:31.495000000</dc:date>
    <dc:creator>Daniel Zeman</dc:creator>
    <meta:editing-duration>PT18M16S</meta:editing-duration>
    <meta:editing-cycles>1</meta:editing-cycles>
    <meta:document-statistic meta:table-count="1" meta:cell-count="144" meta:object-count="0"/>
    <meta:generator>LibreOffice/5.3.1.2$Windows_X86_64 LibreOffice_project/e80a0e0fd1875e1696614d24c32df0f95f03deb2</meta:generator>
  </office:meta>
</office:document-meta>
</file>